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3465a4" draw:fill="solid" draw:fill-color="#ffffff" draw:textarea-horizontal-align="justify" draw:textarea-vertical-align="middle" draw:auto-grow-height="false" fo:min-height="1.266cm" fo:min-width="9.766cm" fo:padding-top="0cm" fo:padding-bottom="0cm" fo:padding-left="0cm" fo:padding-r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4.4cm"/>
    </style:style>
    <style:style style:name="P1" style:family="paragraph">
      <style:paragraph-properties fo:margin-left="0.2cm" fo:margin-right="0cm" fo:margin-top="0cm" fo:margin-bottom="0cm" fo:line-height="115%" fo:text-align="start" fo:text-indent="0cm">
        <style:tab-stops/>
      </style:paragraph-properties>
    </style:style>
    <style:style style:name="P2" style:family="paragraph">
      <loext:graphic-properties draw:fill="solid" draw:fill-color="#ffffff"/>
      <style:paragraph-properties fo:margin-left="0.2cm" fo:margin-right="0cm" fo:margin-top="0cm" fo:margin-bottom="0cm" fo:line-height="115%" fo:text-align="start" fo:text-indent="0cm">
        <style:tab-stops/>
      </style:paragraph-properties>
      <style:text-properties fo:font-size="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color="#cc0000" style:font-name="Liberation Mono" fo:font-size="8pt" fo:font-weight="bold" style:font-size-asian="18pt" style:font-size-complex="18pt"/>
    </style:style>
    <style:style style:name="T2" style:family="text">
      <style:text-properties style:font-name="Liberation Mono" fo:font-size="8pt" fo:font-weight="bold" style:font-size-asian="18pt" style:font-size-complex="18pt"/>
    </style:style>
    <style:style style:name="T3" style:family="text">
      <style:text-properties fo:color="#0000cc" style:font-name="Liberation Mono" fo:font-size="8pt" fo:font-weight="bold" style:font-size-asian="18pt" style:font-size-complex="18pt"/>
    </style:style>
    <style:style style:name="T4" style:family="text">
      <style:text-properties style:font-name="Liberation Mono" fo:font-size="8pt" style:font-size-asian="18pt" style:font-size-complex="18pt"/>
    </style:style>
    <style:style style:name="T5" style:family="text">
      <style:text-properties fo:color="#808080" style:font-name="Liberation Mono" fo:font-size="8pt" style:font-size-asian="18pt" style:font-size-complex="18pt"/>
    </style:style>
    <style:style style:name="T6" style:family="text">
      <style:text-properties fo:color="#000000" style:font-name="Liberation Mono" fo:font-size="8pt" style:font-size-asian="18pt" style:font-size-complex="18pt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6666" style:font-name="Liberation Mono" fo:font-size="8pt" style:font-size-asian="18pt" style:font-size-complex="18pt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8cm" svg:height="1.3cm" svg:x="0.101cm" svg:y="0.101cm">
          <text:p text:style-name="P1"><text:span text:style-name="T1">COMPUTATION</text:span><text:span text:style-name="T2"> </text:span><text:span text:style-name="T3">spmv_jds</text:span></text:p>
          <text:p text:style-name="P1"><text:span text:style-name="T4"><text:s text:c="2"/></text:span><text:span text:style-name="T5">forall(0 &lt;= i &lt; </text:span><text:span text:style-name="T6">rows</text:span><text:span text:style-name="T5">) {</text:span></text:p>
          <text:p text:style-name="P1"><text:span text:style-name="T7"><text:s text:c="4"/></text:span><text:span text:style-name="T8">output</text:span><text:span text:style-name="T7">[</text:span><text:span text:style-name="T8">perm</text:span><text:span text:style-name="T7">[</text:span><text:span text:style-name="T5">i]] = sum(0</text:span><text:span text:style-name="T9"> &lt;= j &lt; </text:span><text:span text:style-name="T6">nzcnt</text:span><text:span text:style-name="T9">[i])</text:span></text:p>
          <text:p text:style-name="P1"><text:span text:style-name="T7"><text:s text:c="6"/></text:span><text:span text:style-name="T8">val</text:span><text:span text:style-name="T10">[</text:span><text:span text:style-name="T8">jd_ptr</text:span><text:span text:style-name="T10">[j]+i</text:span><text:span text:style-name="T7">]</text:span><text:span text:style-name="T10"> * </text:span><text:span text:style-name="T8">vector</text:span><text:span text:style-name="T10">[</text:span><text:span text:style-name="T8">col_ind</text:span><text:span text:style-name="T10">[</text:span><text:span text:style-name="T8">jd_ptr</text:span><text:span text:style-name="T9">[j]+i]]; </text:span><text:span text:style-name="T5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4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349cm" svg:x="1cm" svg:y="5.598cm"/>
      <draw:page-thumbnail draw:layer="backgroundobjects" svg:width="8.999cm" svg:height="1.349cm" svg:x="1cm" svg:y="14.174cm"/>
      <draw:page-thumbnail draw:layer="backgroundobjects" svg:width="8.999cm" svg:height="1.349cm" svg:x="1cm" svg:y="22.75cm"/>
      <draw:page-thumbnail draw:layer="backgroundobjects" svg:width="8.999cm" svg:height="1.349cm" svg:x="11cm" svg:y="5.598cm"/>
      <draw:page-thumbnail draw:layer="backgroundobjects" svg:width="8.999cm" svg:height="1.349cm" svg:x="11cm" svg:y="14.174cm"/>
      <draw:page-thumbnail draw:layer="backgroundobjects" svg:width="8.999cm" svg:height="1.349cm" svg:x="11cm" svg:y="22.7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7:52:09.538526821</meta:creation-date>
    <dc:date>2019-01-23T18:05:40.185720851</dc:date>
    <meta:editing-duration>PT6M31S</meta:editing-duration>
    <meta:editing-cycles>6</meta:editing-cycles>
    <meta:generator>LibreOffice/6.0.7.3$Linux_X86_64 LibreOffice_project/00m0$Build-3</meta:generator>
    <meta:document-statistic meta:object-count="24"/>
  </office:meta>
</office:document-meta>
</file>